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8CF0000012514BC2736F354E781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alibri" svg:font-family="Calibri"/>
    <style:font-face style:name="Courier New" svg:font-family="'Courier New'"/>
    <style:font-face style:name="Mangal1" svg:font-family="Mangal"/>
    <style:font-face style:name="OpenSymbol" svg:font-family="OpenSymbol"/>
    <style:font-face style:name="Tahoma" svg:font-family="Tahoma"/>
    <style:font-face style:name="Times New Roman1" svg:font-family="'Times New Roman'"/>
    <style:font-face style:name="Garamond" svg:font-family="Garamond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992cm" fo:margin-left="0.021cm" fo:margin-top="0cm" fo:margin-bottom="0cm" table:align="left" style:writing-mode="lr-tb"/>
    </style:style>
    <style:style style:name="Таблица1.A" style:family="table-column">
      <style:table-column-properties style:column-width="4.293cm"/>
    </style:style>
    <style:style style:name="Таблица1.B" style:family="table-column">
      <style:table-column-properties style:column-width="13.69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Таблица5" style:family="table">
      <style:table-properties style:width="18cm" table:align="left"/>
    </style:style>
    <style:style style:name="Таблица5.A" style:family="table-column">
      <style:table-column-properties style:column-width="3.882cm"/>
    </style:style>
    <style:style style:name="Таблица5.B" style:family="table-column">
      <style:table-column-properties style:column-width="6.352cm"/>
    </style:style>
    <style:style style:name="Таблица5.C" style:family="table-column">
      <style:table-column-properties style:column-width="7.766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cm" table:align="left"/>
    </style:style>
    <style:style style:name="Таблица3.A" style:family="table-column">
      <style:table-column-properties style:column-width="1.184cm"/>
    </style:style>
    <style:style style:name="Таблица3.B" style:family="table-column">
      <style:table-column-properties style:column-width="10.47cm"/>
    </style:style>
    <style:style style:name="Таблица3.C" style:family="table-column">
      <style:table-column-properties style:column-width="2.937cm"/>
    </style:style>
    <style:style style:name="Таблица3.D" style:family="table-column">
      <style:table-column-properties style:column-width="3.4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cm" table:align="left"/>
    </style:style>
    <style:style style:name="Таблица2.A" style:family="table-column">
      <style:table-column-properties style:column-width="3.882cm"/>
    </style:style>
    <style:style style:name="Таблица2.B" style:family="table-column">
      <style:table-column-properties style:column-width="6.352cm"/>
    </style:style>
    <style:style style:name="Таблица2.C" style:family="table-column">
      <style:table-column-properties style:column-width="7.76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267cm" table:align="left"/>
    </style:style>
    <style:style style:name="Таблица4.A" style:family="table-column">
      <style:table-column-properties style:column-width="0.741cm"/>
    </style:style>
    <style:style style:name="Таблица4.B" style:family="table-column">
      <style:table-column-properties style:column-width="14.774cm"/>
    </style:style>
    <style:style style:name="Таблица4.C" style:family="table-column">
      <style:table-column-properties style:column-width="2.7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cm" table:align="left"/>
    </style:style>
    <style:style style:name="Таблица8.A" style:family="table-column">
      <style:table-column-properties style:column-width="3.882cm"/>
    </style:style>
    <style:style style:name="Таблица8.B" style:family="table-column">
      <style:table-column-properties style:column-width="6.352cm"/>
    </style:style>
    <style:style style:name="Таблица8.C" style:family="table-column">
      <style:table-column-properties style:column-width="7.766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cm" table:align="left"/>
    </style:style>
    <style:style style:name="Таблица6.A" style:family="table-column">
      <style:table-column-properties style:column-width="1.185cm"/>
    </style:style>
    <style:style style:name="Таблица6.B" style:family="table-column">
      <style:table-column-properties style:column-width="8.061cm"/>
    </style:style>
    <style:style style:name="Таблица6.C" style:family="table-column">
      <style:table-column-properties style:column-width="4.858cm"/>
    </style:style>
    <style:style style:name="Таблица6.D" style:family="table-column">
      <style:table-column-properties style:column-width="3.89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484cm" table:align="left"/>
    </style:style>
    <style:style style:name="Таблица7.A" style:family="table-column">
      <style:table-column-properties style:column-width="1.207cm"/>
    </style:style>
    <style:style style:name="Таблица7.B" style:family="table-column">
      <style:table-column-properties style:column-width="12.002cm"/>
    </style:style>
    <style:style style:name="Таблица7.C" style:family="table-column">
      <style:table-column-properties style:column-width="4.276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cm" table:align="left"/>
    </style:style>
    <style:style style:name="Таблица9.A" style:family="table-column">
      <style:table-column-properties style:column-width="3.882cm"/>
    </style:style>
    <style:style style:name="Таблица9.B" style:family="table-column">
      <style:table-column-properties style:column-width="6.352cm"/>
    </style:style>
    <style:style style:name="Таблица9.C" style:family="table-column">
      <style:table-column-properties style:column-width="7.76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cm" table:align="left"/>
    </style:style>
    <style:style style:name="Таблица10.A" style:family="table-column">
      <style:table-column-properties style:column-width="3.882cm"/>
    </style:style>
    <style:style style:name="Таблица10.B" style:family="table-column">
      <style:table-column-properties style:column-width="6.352cm"/>
    </style:style>
    <style:style style:name="Таблица10.C" style:family="table-column">
      <style:table-column-properties style:column-width="7.766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ru" fo:country="RU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2" fo:font-size="8pt" officeooo:paragraph-rsid="00811bee" style:font-size-asian="8pt" style:font-size-complex="8pt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2" fo:font-size="8pt" officeooo:paragraph-rsid="008237c8" style:font-size-asian="8pt" style:font-size-complex="8pt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2" fo:font-size="8pt" officeooo:paragraph-rsid="0082f3e0" style:font-size-asian="8pt" style:font-size-complex="8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2" fo:font-size="8pt" officeooo:paragraph-rsid="0084ce01" style:font-size-asian="8pt" style:font-size-complex="8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8pt" officeooo:paragraph-rsid="00811bee" style:font-size-asian="8pt" style:font-size-complex="8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8pt" officeooo:paragraph-rsid="008237c8" style:font-size-asian="8pt" style:font-size-complex="8p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8pt" officeooo:paragraph-rsid="0082f3e0" style:font-size-asian="8pt" style:font-size-complex="8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8pt" officeooo:paragraph-rsid="0084ce01" style:font-size-asian="8pt" style:font-size-complex="8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2" fo:font-size="8pt" fo:font-weight="bold" officeooo:paragraph-rsid="00811bee" style:font-size-asian="8pt" style:font-size-complex="8pt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2" fo:font-size="8pt" fo:font-weight="bold" officeooo:paragraph-rsid="008237c8" style:font-size-asian="8pt" style:font-size-complex="8pt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2" fo:font-size="8pt" fo:font-weight="bold" officeooo:paragraph-rsid="0082f3e0" style:font-size-asian="8pt" style:font-size-complex="8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2" fo:font-size="8pt" fo:font-weight="bold" officeooo:paragraph-rsid="0084ce01" style:font-size-asian="8pt" style:font-size-complex="8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8pt" fo:font-weight="bold" officeooo:paragraph-rsid="00811bee" style:font-size-asian="8pt" style:font-size-complex="8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8pt" fo:font-weight="bold" officeooo:paragraph-rsid="008237c8" style:font-size-asian="8pt" style:font-size-complex="8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8pt" fo:font-weight="bold" officeooo:paragraph-rsid="0082f3e0" style:font-size-asian="8pt" style:font-size-complex="8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8pt" fo:font-weight="bold" officeooo:paragraph-rsid="0084ce01" style:font-size-asian="8pt" style:font-size-complex="8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10pt" style:font-size-asian="10pt" style:font-size-complex="10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2" fo:font-size="10pt" style:font-size-asian="10pt" style:font-size-complex="10pt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10pt" officeooo:rsid="0082f3e0" officeooo:paragraph-rsid="0082f3e0" style:font-size-asian="10pt" style:font-size-complex="10pt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Times New Roman2" fo:font-size="10pt" fo:font-weight="bold" style:font-size-asian="10pt" style:font-size-complex="10pt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fo:color="#000000" style:font-name="Times New Roman2" fo:font-size="10pt" style:font-size-asian="10pt" style:font-size-complex="10pt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font-name="Times New Roman2" fo:font-size="10pt" style:font-size-asian="10pt" style:font-size-complex="10pt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writing-mode="lr-tb"/>
      <style:text-properties fo:color="#000000" style:font-name="Times New Roman2" fo:font-size="10pt" style:font-size-asian="10pt" style:font-size-complex="10pt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font-name="Times New Roman2" fo:font-size="10pt" fo:font-weight="bold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vertical-align="auto" style:writing-mode="lr-tb"/>
      <style:text-properties style:font-name="Times New Roman" fo:font-size="10pt" officeooo:paragraph-rsid="0081cfc2" style:font-size-asian="10pt" style:font-size-complex="10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vertical-align="auto" style:writing-mode="lr-tb"/>
      <style:text-properties style:font-name="Times New Roman" fo:font-size="10pt" officeooo:rsid="00811bee" officeooo:paragraph-rsid="00811bee" style:font-size-asian="10pt" style:font-size-complex="10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officeooo:rsid="0081cfc2" officeooo:paragraph-rsid="0081cfc2" fo:background-color="#ffff00" style:font-size-asian="10pt" style:font-size-complex="10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officeooo:rsid="00669aa6" officeooo:paragraph-rsid="00669aa6" fo:background-color="#ffff00" style:font-size-asian="10pt" style:font-size-complex="10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10pt" officeooo:paragraph-rsid="00811bee" style:font-size-asian="10pt" style:font-size-complex="10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10pt" officeooo:paragraph-rsid="0082f3e0" style:font-size-asian="10pt" style:font-size-complex="10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10pt" fo:font-weight="bold" officeooo:rsid="0084ce01" officeooo:paragraph-rsid="0084ce01" style:font-size-asian="10pt" style:font-weight-asian="bold" style:font-size-complex="10pt" style:font-weight-complex="bold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10pt" style:font-size-asian="10pt" style:font-size-complex="10pt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10pt" officeooo:paragraph-rsid="0081cfc2" style:font-size-asian="10pt" style:font-size-complex="10pt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10pt" officeooo:paragraph-rsid="008237c8" style:font-size-asian="10pt" style:font-size-complex="10pt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10pt" officeooo:paragraph-rsid="0082f3e0" style:font-size-asian="10pt" style:font-size-complex="10pt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10pt" officeooo:paragraph-rsid="0084ce01" style:font-size-asian="10pt" style:font-size-complex="10pt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10pt" officeooo:rsid="007f30b5" style:font-size-asian="10pt" style:font-size-complex="10pt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10pt" officeooo:rsid="007f30b5" officeooo:paragraph-rsid="0081cfc2" style:font-size-asian="10pt" style:font-size-complex="10pt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10pt" officeooo:rsid="0084ce01" officeooo:paragraph-rsid="0084ce01" style:font-size-asian="10pt" style:font-size-complex="10pt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10pt" fo:font-weight="bold" officeooo:paragraph-rsid="0081cfc2" style:font-size-asian="10pt" style:font-size-complex="10pt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10pt" fo:font-weight="bold" officeooo:paragraph-rsid="008237c8" style:font-size-asian="10pt" style:font-size-complex="10pt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font-size="10pt" fo:font-weight="bold" officeooo:paragraph-rsid="0081cfc2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fo:font-size="10pt" officeooo:rsid="00674073" officeooo:paragraph-rsid="00662ce1" style:font-size-asian="10pt" style:font-size-complex="10pt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fo:font-size="10pt" fo:language="ru" fo:country="RU" officeooo:rsid="00662ce1" officeooo:paragraph-rsid="007f896a" style:font-size-asian="10pt" style:font-size-complex="10pt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break-before="page" style:writing-mode="lr-tb"/>
      <style:text-properties style:font-name="Times New Roman2" fo:font-size="10pt" fo:font-weight="bold" style:font-size-asian="10pt" style:font-size-complex="10pt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break-before="page" style:writing-mode="lr-tb"/>
      <style:text-properties style:font-name="Times New Roman2" fo:font-size="10pt" fo:font-weight="bold" officeooo:paragraph-rsid="008237c8" style:font-size-asian="10pt" style:font-size-complex="10pt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break-before="page" style:writing-mode="lr-tb"/>
      <style:text-properties style:font-name="Times New Roman2" fo:font-size="10pt" fo:font-weight="bold" officeooo:paragraph-rsid="0082f3e0" style:font-size-asian="10pt" style:font-size-complex="10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break-before="page" style:writing-mode="lr-tb"/>
      <style:text-properties style:font-name="Times New Roman2" fo:font-size="10pt" fo:font-weight="bold" officeooo:rsid="0084ce01" officeooo:paragraph-rsid="0084ce01" style:font-size-asian="10pt" style:font-weight-asian="bold" style:font-size-complex="10pt" style:font-weight-complex="bold"/>
    </style:style>
    <style:style style:name="P50" style:family="paragraph" style:parent-style-name="Standard">
      <style:text-properties officeooo:paragraph-rsid="0084ce01"/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2" fo:font-size="10pt" officeooo:rsid="0084ce01" officeooo:paragraph-rsid="0084ce01" style:font-size-asian="10pt" style:font-size-complex="10pt"/>
    </style:style>
    <style:style style:name="P52" style:family="paragraph" style:parent-style-name="Text_20_body" style:master-page-name="Первая_20_страница_20_РД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writing-mode="lr-tb"/>
      <style:text-properties fo:font-size="10pt" fo:font-weight="bold" officeooo:paragraph-rsid="0081cfc2"/>
    </style:style>
    <style:style style:name="T1" style:family="text">
      <style:text-properties fo:language="ru" fo:country="RU" officeooo:rsid="00811bee"/>
    </style:style>
    <style:style style:name="T2" style:family="text">
      <style:text-properties fo:font-variant="normal" fo:text-transform="none"/>
    </style:style>
    <style:style style:name="T3" style:family="text">
      <style:text-properties officeooo:rsid="00662ce1" style:font-size-asian="10pt" style:font-weight-asian="bold" style:font-size-complex="10pt" style:font-weight-complex="bold"/>
    </style:style>
    <style:style style:name="T4" style:family="text">
      <style:text-properties officeooo:rsid="0081cfc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87a5e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6">Ра</text:span>бочий документ РД-КквАО.</text:p>
      <text:p text:style-name="P43">Контроль качества при приеме нового клиента или <text:span text:style-name="T3">продолжении отношений с клиентом</text:span></text:p>
      <text:p text:style-name="P4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6">Клиент (<text:span text:style-name="T4">Н</text:span>овый/<text:span text:style-name="T4">С</text:span>тарый)</text:p>
          </table:table-cell>
          <table:table-cell table:style-name="Таблица1.A1" office:value-type="string">
            <text:p text:style-name="P28">[ClientName]</text:p>
          </table:table-cell>
        </table:table-row>
        <table:table-row table:style-name="Таблица1.1">
          <table:table-cell table:style-name="Таблица1.A1" office:value-type="string">
            <text:p text:style-name="P27">Аудиторское задание</text:p>
          </table:table-cell>
          <table:table-cell table:style-name="Таблица1.A1" office:value-type="string">
            <text:p text:style-name="P29"><text:span text:style-name="T1">Аудит за </text:span>[AuditYear]</text:p>
          </table:table-cell>
        </table:table-row>
      </table:table>
      <text:p text:style-name="P38"/>
      <text:p text:style-name="P41">Процедура 1. Собрать следующую информацию о потенциальном клиенте или обновить уже имеющуюся информацию.</text:p>
      <text:p text:style-name="P34">1.<text:span text:style-name="T2"> </text:span>Наименование, ОГРН и(или) ИНН.</text:p>
      <text:p text:style-name="P34">2.<text:span text:style-name="T2"> </text:span>Выписка из ЕГРЮЛ (в электронном виде).</text:p>
      <text:p text:style-name="P34">3.<text:span text:style-name="T2"> </text:span>Перечень аффилированных лиц.</text:p>
      <text:p text:style-name="P34">4.<text:span text:style-name="T2"> </text:span>Собственник(и) организации.</text:p>
      <text:p text:style-name="P34">5.<text:span text:style-name="T2"> </text:span>ФИО руководителя, членов совета директоров иных органов управления.</text:p>
      <text:p text:style-name="P34">6.<text:span text:style-name="T2"> </text:span>ФИО лиц, участвующих в подготовке финансовой отчетности.</text:p>
      <text:p text:style-name="P34">7.<text:span text:style-name="T2"> </text:span>Виды деятельности организации.</text:p>
      <text:p text:style-name="P34">8.<text:span text:style-name="T2"> </text:span>Анкета с информацией о клиенте.</text:p>
      <text:p text:style-name="P34">9.<text:span text:style-name="T2"> </text:span>Оборотно-сальдовая ведомость.</text:p>
      <text:p text:style-name="P34">10<text:span text:style-name="T2">.</text:span>Проект финансовой отчетности.</text:p>
      <text:p text:style-name="P34">11.<text:span text:style-name="T2"> </text:span>Предварительная оценка качества составления финансовой отчетности, информация о сложных вопросах и проблемах при составлении финансовой отчетности.</text:p>
      <text:p text:style-name="P34">12.<text:span text:style-name="T2"> </text:span>Проверить необходимо ли выполнять при проверке требования 115-ФЗ.</text:p>
      <text:p text:style-name="P39">13.<text:span text:style-name="T2"> </text:span>Проверить принадлежность к организациям, указанным в ст. 5 федерального закона «Об аудиторской деятельности».</text:p>
      <text:p text:style-name="P45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"/>
          </table:table-cell>
          <table:table-cell table:style-name="Таблица5.A1" office:value-type="string">
            <text:p text:style-name="P10">Выполнил</text:p>
          </table:table-cell>
          <table:table-cell table:style-name="Таблица5.C1" office:value-type="string">
            <text:p text:style-name="P10">Проверил</text:p>
          </table:table-cell>
        </table:table-row>
        <table:table-row>
          <table:table-cell table:style-name="Таблица5.A2" office:value-type="string">
            <text:p text:style-name="P14">Дата</text:p>
          </table:table-cell>
          <table:table-cell table:style-name="Таблица5.A2" office:value-type="string">
            <text:p text:style-name="P6"/>
          </table:table-cell>
          <table:table-cell table:style-name="Таблица5.C2" office:value-type="string">
            <text:p text:style-name="P6"/>
          </table:table-cell>
        </table:table-row>
        <table:table-row>
          <table:table-cell table:style-name="Таблица5.A2" office:value-type="string">
            <text:p text:style-name="P14">ФИО</text:p>
          </table:table-cell>
          <table:table-cell table:style-name="Таблица5.A2" office:value-type="string">
            <text:p text:style-name="P6"/>
          </table:table-cell>
          <table:table-cell table:style-name="Таблица5.C2" office:value-type="string">
            <text:p text:style-name="P6"/>
          </table:table-cell>
        </table:table-row>
        <table:table-row>
          <table:table-cell table:style-name="Таблица5.A2" office:value-type="string">
            <text:p text:style-name="P14">Подпись</text:p>
          </table:table-cell>
          <table:table-cell table:style-name="Таблица5.A2" office:value-type="string">
            <text:p text:style-name="P6"/>
          </table:table-cell>
          <table:table-cell table:style-name="Таблица5.C2" office:value-type="string">
            <text:p text:style-name="P6"/>
          </table:table-cell>
        </table:table-row>
      </table:table>
      <text:p text:style-name="P30"/>
      <text:p text:style-name="P30"/>
      <text:p text:style-name="P46">Процедура 2. Оценка компетенции, времени и ресурсов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9">№</text:p>
          </table:table-cell>
          <table:table-cell table:style-name="Таблица3.A1" office:value-type="string">
            <text:p text:style-name="P21">Вопрос</text:p>
          </table:table-cell>
          <table:table-cell table:style-name="Таблица3.A1" office:value-type="string">
            <text:p text:style-name="P21">Ответ</text:p>
          </table:table-cell>
          <table:table-cell table:style-name="Таблица3.D1" office:value-type="string">
            <text:p text:style-name="P21">Примечание</text:p>
          </table:table-cell>
        </table:table-row>
        <table:table-row>
          <table:table-cell table:style-name="Таблица3.A2" office:value-type="string">
            <text:p text:style-name="P18">2.1</text:p>
          </table:table-cell>
          <table:table-cell table:style-name="Таблица3.A2" office:value-type="string">
            <text:p text:style-name="P18">Кандидатура на роль руководителя задания</text:p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>2.2</text:p>
          </table:table-cell>
          <table:table-cell table:style-name="Таблица3.A2" office:value-type="string">
            <text:p text:style-name="P18">Кандидатуры для включения в аудиторскую группу</text:p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>2.3</text:p>
          </table:table-cell>
          <table:table-cell table:style-name="Таблица3.A2" office:value-type="string">
            <text:p text:style-name="P18">Обладают ли сотрудники организации знанием соответствующих отраслей или предметных областей?</text:p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>2.4</text:p>
          </table:table-cell>
          <table:table-cell table:style-name="Таблица3.A2" office:value-type="string">
            <text:p text:style-name="P18">Обладают ли сотрудники организации опытом применения соответствующих нормативных требований или требований к отчетности либо возможностью получить необходимую квалификацию?</text:p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>2.5</text:p>
          </table:table-cell>
          <table:table-cell table:style-name="Таблица3.A2" office:value-type="string">
            <text:p text:style-name="P18">Обладает ли аудиторская организация достаточным количеством сотрудников с необходимым уровнем подготовки и способностями?</text:p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>2.6</text:p>
          </table:table-cell>
          <table:table-cell table:style-name="Таблица3.A2" office:value-type="string">
            <text:p text:style-name="P18">Есть ли возможность привлечения экспертов в случае необходимости?</text:p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>2.7</text:p>
          </table:table-cell>
          <table:table-cell table:style-name="Таблица3.A2" office:value-type="string">
            <text:p text:style-name="P18">Имеются ли, где это применимо, лица, отвечающие критериям и требованиям для выполнения проверки качества выполнения задания?</text:p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>2.8</text:p>
          </table:table-cell>
          <table:table-cell table:style-name="Таблица3.A2" office:value-type="string">
            <text:p text:style-name="P18">Оценить требуемое для проверки время</text:p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20">РД расчет времени</text:p>
          </table:table-cell>
        </table:table-row>
        <table:table-row>
          <table:table-cell table:style-name="Таблица3.A2" office:value-type="string">
            <text:p text:style-name="P18">2.9</text:p>
          </table:table-cell>
          <table:table-cell table:style-name="Таблица3.A2" office:value-type="string">
            <text:p text:style-name="P18">В состоянии ли аудиторская организация завершить задание, в срок, установленный для выпуска отчетности?</text:p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</table:table>
      <text:p text:style-name="P33"/>
      <text:p text:style-name="P3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1">Выполнил</text:p>
          </table:table-cell>
          <table:table-cell table:style-name="Таблица2.C1" office:value-type="string">
            <text:p text:style-name="P11">Проверил</text:p>
          </table:table-cell>
        </table:table-row>
        <table:table-row>
          <table:table-cell table:style-name="Таблица2.A2" office:value-type="string">
            <text:p text:style-name="P15">Дата</text:p>
          </table:table-cell>
          <table:table-cell table:style-name="Таблица2.A2" office:value-type="string">
            <text:p text:style-name="P7"/>
          </table:table-cell>
          <table:table-cell table:style-name="Таблица2.C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15">ФИО</text:p>
          </table:table-cell>
          <table:table-cell table:style-name="Таблица2.A2" office:value-type="string">
            <text:p text:style-name="P7"/>
          </table:table-cell>
          <table:table-cell table:style-name="Таблица2.C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15">Подпись</text:p>
          </table:table-cell>
          <table:table-cell table:style-name="Таблица2.A2" office:value-type="string">
            <text:p text:style-name="P7"/>
          </table:table-cell>
          <table:table-cell table:style-name="Таблица2.C2" office:value-type="string">
            <text:p text:style-name="P7"/>
          </table:table-cell>
        </table:table-row>
      </table:table>
      <text:p text:style-name="P42"/>
      <text:p text:style-name="P42"/>
      <text:p text:style-name="P47">Процедура 3. Оценка соблюдения этических требований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23">№</text:p>
          </table:table-cell>
          <table:table-cell table:style-name="Таблица4.A1" office:value-type="string">
            <text:p text:style-name="P25">Вопрос</text:p>
          </table:table-cell>
          <table:table-cell table:style-name="Таблица4.C1" office:value-type="string">
            <text:p text:style-name="P25">Ответ</text:p>
          </table:table-cell>
        </table:table-row>
        <table:table-row>
          <table:table-cell table:style-name="Таблица4.A2" office:value-type="string">
            <text:p text:style-name="P24">1</text:p>
          </table:table-cell>
          <table:table-cell table:style-name="Таблица4.A2" office:value-type="string">
            <text:p text:style-name="P22">Сумма оплаты за проведение аудита составляет значительную долю в доходах аудиторской фирмы?</text:p>
          </table:table-cell>
          <table:table-cell table:style-name="Таблица4.C2" office:value-type="string">
            <text:p text:style-name="P22">Нет</text:p>
          </table:table-cell>
        </table:table-row>
        <table:table-row>
          <table:table-cell table:style-name="Таблица4.A2" office:value-type="string">
            <text:p text:style-name="P24">2</text:p>
          </table:table-cell>
          <table:table-cell table:style-name="Таблица4.A2" office:value-type="string">
            <text:p text:style-name="P22">Руководитель проверки ранее преимущественно проверял аудируемое лицо? Если так, то назначен ли аудитор для контроля за проверкой, чтобы сохранить объективность суждений?</text:p>
          </table:table-cell>
          <table:table-cell table:style-name="Таблица4.C2" office:value-type="string">
            <text:p text:style-name="P22">Нет</text:p>
          </table:table-cell>
        </table:table-row>
        <table:table-row>
          <table:table-cell table:style-name="Таблица4.A2" office:value-type="string">
            <text:p text:style-name="P24">3</text:p>
          </table:table-cell>
          <table:table-cell table:style-name="Таблица4.A2" office:value-type="string">
            <text:p text:style-name="P22">Имеются ли значительная просрочка платежей от аудируемого лица; предоставлялись ли аудитором или руководство аудитора займы, напрямую или косвенно; были ли предоставлены займы аудируемым лицом или предоставлялись или принимались гарантии в отношении долгов аудируемого лица, аудитора, руководства аудитора? <text:line-break/>(Не учитываются займы, овердрафт, кредиты и т.п., полученные от аудируемого лица банка или иного финансового института в обычном порядке на коммерческих условиях, кроме:<text:line-break/>· займов (кредитов), предоставляющих долю в капитале или<text:line-break/>· получатель является руководителем проверки.</text:p>
          </table:table-cell>
          <table:table-cell table:style-name="Таблица4.C2" office:value-type="string">
            <text:p text:style-name="P22">Нет</text:p>
          </table:table-cell>
        </table:table-row>
        <table:table-row>
          <table:table-cell table:style-name="Таблица4.A2" office:value-type="string">
            <text:p text:style-name="P24">4</text:p>
          </table:table-cell>
          <table:table-cell table:style-name="Таблица4.A2" office:value-type="string">
            <text:p text:style-name="P22">Имели ли место чрезмерная гостеприимность руководства и персонала аудируемого лица, а также получение от него товаров и услуг, по ценам существенно сниженным относительно реальных рыночных цен?</text:p>
          </table:table-cell>
          <table:table-cell table:style-name="Таблица4.C2" office:value-type="string">
            <text:p text:style-name="P22">Нет</text:p>
          </table:table-cell>
        </table:table-row>
        <table:table-row>
          <table:table-cell table:style-name="Таблица4.A2" office:value-type="string">
            <text:p text:style-name="P24">5</text:p>
          </table:table-cell>
          <table:table-cell table:style-name="Таблица4.A2" office:value-type="string">
            <text:p text:style-name="P22">Имеются ли предстоящие (возможные) или ведущиеся судебные (арбитражные) дела с аудируемым лицом?</text:p>
          </table:table-cell>
          <table:table-cell table:style-name="Таблица4.C2" office:value-type="string">
            <text:p text:style-name="P22">Нет</text:p>
          </table:table-cell>
        </table:table-row>
        <table:table-row>
          <table:table-cell table:style-name="Таблица4.A2" table:number-rows-spanned="3" office:value-type="string">
            <text:p text:style-name="P24">6</text:p>
          </table:table-cell>
          <table:table-cell table:style-name="Таблица4.A2" office:value-type="string">
            <text:p text:style-name="P22">Имеются ли участие в делах аудируемого лица со стороны руководства или работников аудитора, или имеются ли близкие отношения между руководством аудируемого лица (включая взрослых детей, их супругов, братьев и сестер и их супругов, и любых родственников, которым оказывается регулярная финансовая помощь или которые иным образом финансово зависимы) и руководством аудитора?</text:p>
          </table:table-cell>
          <table:table-cell table:style-name="Таблица4.C2" office:value-type="string">
            <text:p text:style-name="P22">Нет</text:p>
          </table:table-cell>
        </table:table-row>
        <table:table-row>
          <table:covered-table-cell/>
          <table:table-cell table:style-name="Таблица4.A2" office:value-type="string">
            <text:p text:style-name="P22">Участвовал ли аудитор (руководство аудиторской фирмы) в любых органах управления аудируемого лица в течение двух лет до начала отчетного периода, подлежащего аудиту?</text:p>
          </table:table-cell>
          <table:table-cell table:style-name="Таблица4.C2" office:value-type="string">
            <text:p text:style-name="P22">Нет</text:p>
          </table:table-cell>
        </table:table-row>
        <table:table-row>
          <table:covered-table-cell/>
          <table:table-cell table:style-name="Таблица4.A2" office:value-type="string">
            <text:p text:style-name="P22">Выполнял ли аудитор (или связанная с ним сторона) роль корпоративного секретаря аудируемого лица?</text:p>
          </table:table-cell>
          <table:table-cell table:style-name="Таблица4.C2" office:value-type="string">
            <text:p text:style-name="P22">Нет</text:p>
          </table:table-cell>
        </table:table-row>
        <table:table-row>
          <table:table-cell table:style-name="Таблица4.A2" table:number-rows-spanned="3" office:value-type="string">
            <text:p text:style-name="P23">7</text:p>
          </table:table-cell>
          <table:table-cell table:style-name="Таблица4.A2" office:value-type="string">
            <text:p text:style-name="P22">Имели ли место прежняя работа аудитора (руководства аудитора, старшего персонала) в организации, в которой предстоит проведение аудита, либо в его управляющей организации, на любых должностях?</text:p>
          </table:table-cell>
          <table:table-cell table:style-name="Таблица4.C2" office:value-type="string">
            <text:p text:style-name="P22">Нет</text:p>
          </table:table-cell>
        </table:table-row>
        <table:table-row>
          <table:covered-table-cell/>
          <table:table-cell table:style-name="Таблица4.A2" office:value-type="string">
            <text:p text:style-name="P22">Сохранились ли существенные связи между работниками аудитора и бывшим работодателем?</text:p>
          </table:table-cell>
          <table:table-cell table:style-name="Таблица4.C2" office:value-type="string">
            <text:p text:style-name="P22">Нет</text:p>
          </table:table-cell>
        </table:table-row>
        <table:table-row>
          <table:covered-table-cell/>
          <table:table-cell table:style-name="Таблица4.A2" office:value-type="string">
            <text:p text:style-name="P22">Был ли такой работник аудитора в составе аудиторской группы?</text:p>
          </table:table-cell>
          <table:table-cell table:style-name="Таблица4.C2" office:value-type="string">
            <text:p text:style-name="P22">Нет</text:p>
          </table:table-cell>
        </table:table-row>
        <table:table-row>
          <table:table-cell table:style-name="Таблица4.A2" office:value-type="string">
            <text:p text:style-name="P24">8</text:p>
          </table:table-cell>
          <table:table-cell table:style-name="Таблица4.A2" office:value-type="string">
            <text:p text:style-name="P22">Имеются ли совместные деловые интересы с аудируемым лицом, его руководством или работниками?</text:p>
          </table:table-cell>
          <table:table-cell table:style-name="Таблица4.C2" office:value-type="string">
            <text:p text:style-name="P22">Нет</text:p>
          </table:table-cell>
        </table:table-row>
        <table:table-row>
          <table:table-cell table:style-name="Таблица4.A2" office:value-type="string">
            <text:p text:style-name="P24">9</text:p>
          </table:table-cell>
          <table:table-cell table:style-name="Таблица4.A2" office:value-type="string">
            <text:p text:style-name="P22">Имеются ли у аудитора или руководства аудитора, или членов аудиторской группы акции, доли в аудируемом лице? Возможно ли голосовать этими акциями (долей) в отношении назначения, снятия, вознаграждения аудитору?</text:p>
          </table:table-cell>
          <table:table-cell table:style-name="Таблица4.C2" office:value-type="string">
            <text:p text:style-name="P22">Нет</text:p>
          </table:table-cell>
        </table:table-row>
        <table:table-row>
          <table:table-cell table:style-name="Таблица4.A2" office:value-type="string">
            <text:p text:style-name="P24">10</text:p>
          </table:table-cell>
          <table:table-cell table:style-name="Таблица4.A2" office:value-type="string">
            <text:p text:style-name="P22">Рассматривается ли вопрос о назначении аудитора или кого-то из членов аудиторской группы на руководящую и иную должность в организации, в которой предстоит проведение аудита?</text:p>
          </table:table-cell>
          <table:table-cell table:style-name="Таблица4.C2" office:value-type="string">
            <text:p text:style-name="P22">Нет</text:p>
          </table:table-cell>
        </table:table-row>
        <table:table-row>
          <table:table-cell table:style-name="Таблица4.A2" office:value-type="string">
            <text:p text:style-name="P24">11</text:p>
          </table:table-cell>
          <table:table-cell table:style-name="Таблица4.A2" office:value-type="string">
            <text:p text:style-name="P22">Имеется ли косвенное финансовое участие (финансовая зависимость) в делах аудируемого лица через родственников, служащих фирмы, через основные и дочерние организации и т.п.</text:p>
          </table:table-cell>
          <table:table-cell table:style-name="Таблица4.C2" office:value-type="string">
            <text:p text:style-name="P22">Нет</text:p>
          </table:table-cell>
        </table:table-row>
        <table:table-row>
          <table:table-cell table:style-name="Таблица4.A2" office:value-type="string">
            <text:p text:style-name="P24">12</text:p>
          </table:table-cell>
          <table:table-cell table:style-name="Таблица4.A2" office:value-type="string">
            <text:p text:style-name="P22">Владеет ли кто либо из работников аудитора акциями или долями в аудируемом лице, которыми возможно голосовать в отношении назначения или отстранения аудитора, вознаграждения аудитора?</text:p>
          </table:table-cell>
          <table:table-cell table:style-name="Таблица4.C2" office:value-type="string">
            <text:p text:style-name="P22">Нет</text:p>
          </table:table-cell>
        </table:table-row>
        <table:table-row>
          <table:table-cell table:style-name="Таблица4.A2" office:value-type="string">
            <text:p text:style-name="P24">13</text:p>
          </table:table-cell>
          <table:table-cell table:style-name="Таблица4.A2" office:value-type="string">
            <text:p text:style-name="P22">Имеет ли место зависимость от аудируемого лица, от любой третьей стороны, в том числе от государственных органов, поручивших им проведение проверки?</text:p>
          </table:table-cell>
          <table:table-cell table:style-name="Таблица4.C2" office:value-type="string">
            <text:p text:style-name="P22">Нет</text:p>
          </table:table-cell>
        </table:table-row>
        <table:table-row>
          <table:table-cell table:style-name="Таблица4.A2" office:value-type="string">
            <text:p text:style-name="P24">14</text:p>
          </table:table-cell>
          <table:table-cell table:style-name="Таблица4.A2" office:value-type="string">
            <text:p text:style-name="P22">Оказывались ли сопутствующие услуги, например, восстановление учета, подготовка финансовой отчетности, консультирование на регулярной основе по вопросам, существенным для финансовой отчетности?</text:p>
          </table:table-cell>
          <table:table-cell table:style-name="Таблица4.C2" office:value-type="string">
            <text:p text:style-name="P22">Нет</text:p>
          </table:table-cell>
        </table:table-row>
        <text:soft-page-break/>
        <table:table-row>
          <table:table-cell table:style-name="Таблица4.A2" office:value-type="string">
            <text:p text:style-name="P24">15</text:p>
          </table:table-cell>
          <table:table-cell table:style-name="Таблица4.A2" office:value-type="string">
            <text:p text:style-name="P22">Если предоставлялись сопутствующие услуги, имеется ли разделение аудиторской группы и работников, предоставлявших сопутствующие услуги; руководителем проверки назначенное иное лицо, чем ответственное за сопутствующие услуги?</text:p>
          </table:table-cell>
          <table:table-cell table:style-name="Таблица4.C2" office:value-type="string">
            <text:p text:style-name="P22">Не оказывались</text:p>
          </table:table-cell>
        </table:table-row>
        <table:table-row>
          <table:table-cell table:style-name="Таблица4.A2" office:value-type="string">
            <text:p text:style-name="P24">16</text:p>
          </table:table-cell>
          <table:table-cell table:style-name="Таблица4.A2" office:value-type="string">
            <text:p text:style-name="P22">Имели ли место рекомендации и советы аудитора (руководителей аудиторской фирмы) о финансовых вложениях в организации, в которых они сами имеют какие-либо финансовые интересы?</text:p>
          </table:table-cell>
          <table:table-cell table:style-name="Таблица4.C2" office:value-type="string">
            <text:p text:style-name="P22">Нет</text:p>
          </table:table-cell>
        </table:table-row>
        <table:table-row>
          <table:table-cell table:style-name="Таблица4.A2" office:value-type="string">
            <text:p text:style-name="P24">17</text:p>
          </table:table-cell>
          <table:table-cell table:style-name="Таблица4.A2" office:value-type="string">
            <text:p text:style-name="P22">Назначался ли руководителем проверки один и тот же работник в течение длительного времени или назначен руководителем в течение 5 лет после ротации? Как долго руководителем назначался один и тот же работник или в течении какого срока он вновь был назначен руководителем? Если у аудитора недостаток персонала для смены руководителя проверки, проводились ли внутренний обзор проверок или консультации у внешнего аудитора? Как часто проводятся внутренние проверки?</text:p>
          </table:table-cell>
          <table:table-cell table:style-name="Таблица4.C2" office:value-type="string">
            <text:p text:style-name="P22">Петр Гордеев – руководитель проверки с 2010 г.</text:p>
          </table:table-cell>
        </table:table-row>
        <table:table-row>
          <table:table-cell table:style-name="Таблица4.A2" office:value-type="string">
            <text:p text:style-name="P24">18</text:p>
          </table:table-cell>
          <table:table-cell table:style-name="Таблица4.A2" office:value-type="string">
            <text:p text:style-name="P22">Другие угрозы независимости</text:p>
          </table:table-cell>
          <table:table-cell table:style-name="Таблица4.C2" office:value-type="string">
            <text:p text:style-name="P22">Нет</text:p>
          </table:table-cell>
        </table:table-row>
      </table:table>
      <text:p text:style-name="P33"/>
      <text:p text:style-name="P36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4"/>
          </table:table-cell>
          <table:table-cell table:style-name="Таблица8.A1" office:value-type="string">
            <text:p text:style-name="P12">Выполнил</text:p>
          </table:table-cell>
          <table:table-cell table:style-name="Таблица8.C1" office:value-type="string">
            <text:p text:style-name="P12">Проверил</text:p>
          </table:table-cell>
        </table:table-row>
        <table:table-row>
          <table:table-cell table:style-name="Таблица8.A2" office:value-type="string">
            <text:p text:style-name="P16">Дата</text:p>
          </table:table-cell>
          <table:table-cell table:style-name="Таблица8.A2" office:value-type="string">
            <text:p text:style-name="P8"/>
          </table:table-cell>
          <table:table-cell table:style-name="Таблица8.C2" office:value-type="string">
            <text:p text:style-name="P8"/>
          </table:table-cell>
        </table:table-row>
        <table:table-row>
          <table:table-cell table:style-name="Таблица8.A2" office:value-type="string">
            <text:p text:style-name="P16">ФИО</text:p>
          </table:table-cell>
          <table:table-cell table:style-name="Таблица8.A2" office:value-type="string">
            <text:p text:style-name="P8"/>
          </table:table-cell>
          <table:table-cell table:style-name="Таблица8.C2" office:value-type="string">
            <text:p text:style-name="P8"/>
          </table:table-cell>
        </table:table-row>
        <table:table-row>
          <table:table-cell table:style-name="Таблица8.A2" office:value-type="string">
            <text:p text:style-name="P16">Подпись</text:p>
          </table:table-cell>
          <table:table-cell table:style-name="Таблица8.A2" office:value-type="string">
            <text:p text:style-name="P8"/>
          </table:table-cell>
          <table:table-cell table:style-name="Таблица8.C2" office:value-type="string">
            <text:p text:style-name="P8"/>
          </table:table-cell>
        </table:table-row>
      </table:table>
      <text:p text:style-name="P48">Процедура 4. Анализ честности клиента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9">№</text:p>
          </table:table-cell>
          <table:table-cell table:style-name="Таблица6.A1" office:value-type="string">
            <text:p text:style-name="P21">Вопрос</text:p>
          </table:table-cell>
          <table:table-cell table:style-name="Таблица6.A1" office:value-type="string">
            <text:p text:style-name="P21">Ответ</text:p>
          </table:table-cell>
          <table:table-cell table:style-name="Таблица6.D1" office:value-type="string">
            <text:p text:style-name="P21">Примечание</text:p>
          </table:table-cell>
        </table:table-row>
        <table:table-row>
          <table:table-cell table:style-name="Таблица6.A2" office:value-type="string">
            <text:p text:style-name="P18">4.1</text:p>
          </table:table-cell>
          <table:table-cell table:style-name="Таблица6.A2" office:value-type="string">
            <text:p text:style-name="P18">Информация о личности и деловой репутации основных собственников клиента, ключевых членов руководства и лиц, отвечающих за корпоративное управление</text:p>
          </table:table-cell>
          <table:table-cell table:style-name="Таблица6.A2" office:value-type="string">
            <text:p text:style-name="P18"/>
          </table:table-cell>
          <table:table-cell table:style-name="Таблица6.D2" office:value-type="string">
            <text:p text:style-name="P18"/>
          </table:table-cell>
        </table:table-row>
        <table:table-row>
          <table:table-cell table:style-name="Таблица6.A2" office:value-type="string">
            <text:p text:style-name="P18">4.2</text:p>
          </table:table-cell>
          <table:table-cell table:style-name="Таблица6.A2" office:value-type="string">
            <text:p text:style-name="P18">Сведения о характере деятельности данного клиента, включая его практику деловых отношений</text:p>
          </table:table-cell>
          <table:table-cell table:style-name="Таблица6.A2" office:value-type="string">
            <text:p text:style-name="P18"/>
          </table:table-cell>
          <table:table-cell table:style-name="Таблица6.D2" office:value-type="string">
            <text:p text:style-name="P18"/>
          </table:table-cell>
        </table:table-row>
        <table:table-row>
          <table:table-cell table:style-name="Таблица6.A2" office:value-type="string">
            <text:p text:style-name="P18">4.3</text:p>
          </table:table-cell>
          <table:table-cell table:style-name="Таблица6.A2" office:value-type="string">
            <text:p text:style-name="P18">Информация об отношении основных собственников клиента, ключевых членов ее руководства и лиц, отвечающих за корпоративное управление, к таким вопросам как агрессивное толкование стандартов финансовой отчетности и внутренняя контрольная среда</text:p>
          </table:table-cell>
          <table:table-cell table:style-name="Таблица6.A2" office:value-type="string">
            <text:p text:style-name="P18"/>
          </table:table-cell>
          <table:table-cell table:style-name="Таблица6.D2" office:value-type="string">
            <text:p text:style-name="P18"/>
          </table:table-cell>
        </table:table-row>
        <table:table-row>
          <table:table-cell table:style-name="Таблица6.A2" office:value-type="string">
            <text:p text:style-name="P18">4.4</text:p>
          </table:table-cell>
          <table:table-cell table:style-name="Таблица6.A2" office:value-type="string">
            <text:p text:style-name="P18">Занимает ли клиент агрессивную позицию, нацеленную на снижение вознаграждения аудиторской организации до возможно низкой величины?</text:p>
          </table:table-cell>
          <table:table-cell table:style-name="Таблица6.A2" office:value-type="string">
            <text:p text:style-name="P18"/>
          </table:table-cell>
          <table:table-cell table:style-name="Таблица6.D2" office:value-type="string">
            <text:p text:style-name="P18"/>
          </table:table-cell>
        </table:table-row>
        <table:table-row>
          <table:table-cell table:style-name="Таблица6.A2" office:value-type="string">
            <text:p text:style-name="P18">4.5</text:p>
          </table:table-cell>
          <table:table-cell table:style-name="Таблица6.A2" office:value-type="string">
            <text:p text:style-name="P18">Имеются ли признаки необоснованного ограничения в объеме работ?</text:p>
          </table:table-cell>
          <table:table-cell table:style-name="Таблица6.A2" office:value-type="string">
            <text:p text:style-name="P18"/>
          </table:table-cell>
          <table:table-cell table:style-name="Таблица6.D2" office:value-type="string">
            <text:p text:style-name="P18"/>
          </table:table-cell>
        </table:table-row>
        <table:table-row>
          <table:table-cell table:style-name="Таблица6.A2" office:value-type="string">
            <text:p text:style-name="P18">4.6</text:p>
          </table:table-cell>
          <table:table-cell table:style-name="Таблица6.A2" office:value-type="string">
            <text:p text:style-name="P18">Имеются ли признаки возможного участия клиента в отмывании денежных средств или иных уголовно наказуемых деяниях?</text:p>
          </table:table-cell>
          <table:table-cell table:style-name="Таблица6.A2" office:value-type="string">
            <text:p text:style-name="P18"/>
          </table:table-cell>
          <table:table-cell table:style-name="Таблица6.D2" office:value-type="string">
            <text:p text:style-name="P18"/>
          </table:table-cell>
        </table:table-row>
        <table:table-row>
          <table:table-cell table:style-name="Таблица6.A2" office:value-type="string">
            <text:p text:style-name="P18">4.7</text:p>
          </table:table-cell>
          <table:table-cell table:style-name="Таблица6.A2" office:value-type="string">
            <text:p text:style-name="P18">Причины, по которым предлагается назначить данную аудиторскую организацию, а не повторно назначить предыдущую аудиторскую организацию?</text:p>
          </table:table-cell>
          <table:table-cell table:style-name="Таблица6.A2" office:value-type="string">
            <text:p text:style-name="P18"/>
          </table:table-cell>
          <table:table-cell table:style-name="Таблица6.D2" office:value-type="string">
            <text:p text:style-name="P18"/>
          </table:table-cell>
        </table:table-row>
        <table:table-row>
          <table:table-cell table:style-name="Таблица6.A2" office:value-type="string">
            <text:p text:style-name="P18">4.8</text:p>
          </table:table-cell>
          <table:table-cell table:style-name="Таблица6.A2" office:value-type="string">
            <text:p text:style-name="P18">Сведения о личности и деловой репутации связанных сторон</text:p>
          </table:table-cell>
          <table:table-cell table:style-name="Таблица6.A2" office:value-type="string">
            <text:p text:style-name="P18"/>
          </table:table-cell>
          <table:table-cell table:style-name="Таблица6.D2" office:value-type="string">
            <text:p text:style-name="P18"/>
          </table:table-cell>
        </table:table-row>
      </table:table>
      <text:p text:style-name="P33"/>
      <text:p text:style-name="P33">Использованные источники информации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18">№</text:p>
          </table:table-cell>
          <table:table-cell table:style-name="Таблица7.A1" office:value-type="string">
            <text:p text:style-name="P18">Источник</text:p>
          </table:table-cell>
          <table:table-cell table:style-name="Таблица7.C1" office:value-type="string">
            <text:p text:style-name="P18">Использование (Да/Нет)</text:p>
          </table:table-cell>
        </table:table-row>
        <table:table-row>
          <table:table-cell table:style-name="Таблица7.A2" office:value-type="string">
            <text:p text:style-name="P18">1</text:p>
          </table:table-cell>
          <table:table-cell table:style-name="Таблица7.A2" office:value-type="string">
            <text:p text:style-name="P18">Общение с существующими и предыдущими лицами, которые оказывают или оказывали клиенту профессиональные бухгалтерские услуги, в соответствии с применимыми этическими требованиями, а также обсуждение данных вопросов с прочими третьими лицами</text:p>
          </table:table-cell>
          <table:table-cell table:style-name="Таблица7.C2" office:value-type="string">
            <text:p text:style-name="P18"/>
          </table:table-cell>
        </table:table-row>
        <table:table-row>
          <table:table-cell table:style-name="Таблица7.A2" office:value-type="string">
            <text:p text:style-name="P18">2</text:p>
          </table:table-cell>
          <table:table-cell table:style-name="Таблица7.A2" office:value-type="string">
            <text:p text:style-name="P18">Запросы сотрудникам других организаций или третьим лицам, таким как банки, юристы и другие организации, работающие в той же отрасли</text:p>
          </table:table-cell>
          <table:table-cell table:style-name="Таблица7.C2" office:value-type="string">
            <text:p text:style-name="P18"/>
          </table:table-cell>
        </table:table-row>
        <table:table-row>
          <table:table-cell table:style-name="Таблица7.A2" office:value-type="string">
            <text:p text:style-name="P18">3</text:p>
          </table:table-cell>
          <table:table-cell table:style-name="Таблица7.A2" office:value-type="string">
            <text:p text:style-name="P18">Поиск в сети Интернет</text:p>
          </table:table-cell>
          <table:table-cell table:style-name="Таблица7.C2" office:value-type="string">
            <text:p text:style-name="P18"/>
          </table:table-cell>
        </table:table-row>
      </table:table>
      <text:p text:style-name="P33"/>
      <text:p text:style-name="P36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4"/>
          </table:table-cell>
          <table:table-cell table:style-name="Таблица9.A1" office:value-type="string">
            <text:p text:style-name="P12">Выполнил</text:p>
          </table:table-cell>
          <table:table-cell table:style-name="Таблица9.C1" office:value-type="string">
            <text:p text:style-name="P12">Проверил</text:p>
          </table:table-cell>
        </table:table-row>
        <table:table-row>
          <table:table-cell table:style-name="Таблица9.A2" office:value-type="string">
            <text:p text:style-name="P16">Дата</text:p>
          </table:table-cell>
          <table:table-cell table:style-name="Таблица9.A2" office:value-type="string">
            <text:p text:style-name="P8"/>
          </table:table-cell>
          <table:table-cell table:style-name="Таблица9.C2" office:value-type="string">
            <text:p text:style-name="P8"/>
          </table:table-cell>
        </table:table-row>
        <table:table-row>
          <table:table-cell table:style-name="Таблица9.A2" office:value-type="string">
            <text:p text:style-name="P16">ФИО</text:p>
          </table:table-cell>
          <table:table-cell table:style-name="Таблица9.A2" office:value-type="string">
            <text:p text:style-name="P8"/>
          </table:table-cell>
          <table:table-cell table:style-name="Таблица9.C2" office:value-type="string">
            <text:p text:style-name="P8"/>
          </table:table-cell>
        </table:table-row>
        <table:table-row>
          <table:table-cell table:style-name="Таблица9.A2" office:value-type="string">
            <text:p text:style-name="P16">Подпись</text:p>
          </table:table-cell>
          <table:table-cell table:style-name="Таблица9.A2" office:value-type="string">
            <text:p text:style-name="P8"/>
          </table:table-cell>
          <table:table-cell table:style-name="Таблица9.C2" office:value-type="string">
            <text:p text:style-name="P8"/>
          </table:table-cell>
        </table:table-row>
      </table:table>
      <text:p text:style-name="P31"/>
      <text:p text:style-name="P32"/>
      <text:p text:style-name="P49">Вывод <text:span text:style-name="T5">(описать проблемы, способы их решения (при наличии).</text:span></text:p>
      <text:p text:style-name="P40">1. Информации о клиенте достаточно.</text:p>
      <text:p text:style-name="P40">2. У организации достаточно ресурсов для выполнения задания.</text:p>
      <text:p text:style-name="P40">3. Для обеспечения независимости в случае неоплаты, задержки оплаты услуг, необходимо включить в договор требование об авансе.</text:p>
      <text:p text:style-name="P40">4. Не выявлено информации, свидетельствующей о недостаточной честности клиента.</text:p>
      <text:p text:style-name="P40"/>
      <text:p text:style-name="P40">Потенциального конфликта интересов не выявлено, следовательно, задание может быть принято.</text:p>
      <text:p text:style-name="P37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5"/>
          </table:table-cell>
          <table:table-cell table:style-name="Таблица10.A1" office:value-type="string">
            <text:p text:style-name="P13">Выполнил</text:p>
          </table:table-cell>
          <table:table-cell table:style-name="Таблица10.C1" office:value-type="string">
            <text:p text:style-name="P13">Проверил</text:p>
          </table:table-cell>
        </table:table-row>
        <table:table-row>
          <table:table-cell table:style-name="Таблица10.A2" office:value-type="string">
            <text:p text:style-name="P17">Дата</text:p>
          </table:table-cell>
          <table:table-cell table:style-name="Таблица10.A2" office:value-type="string">
            <text:p text:style-name="P9"/>
          </table:table-cell>
          <table:table-cell table:style-name="Таблица10.C2" office:value-type="string">
            <text:p text:style-name="P9"/>
          </table:table-cell>
        </table:table-row>
        <table:table-row>
          <table:table-cell table:style-name="Таблица10.A2" office:value-type="string">
            <text:p text:style-name="P17">ФИО</text:p>
          </table:table-cell>
          <table:table-cell table:style-name="Таблица10.A2" office:value-type="string">
            <text:p text:style-name="P9"/>
          </table:table-cell>
          <table:table-cell table:style-name="Таблица10.C2" office:value-type="string">
            <text:p text:style-name="P9"/>
          </table:table-cell>
        </table:table-row>
        <table:table-row>
          <table:table-cell table:style-name="Таблица10.A2" office:value-type="string">
            <text:p text:style-name="P17">Подпись</text:p>
          </table:table-cell>
          <table:table-cell table:style-name="Таблица10.A2" office:value-type="string">
            <text:p text:style-name="P9"/>
          </table:table-cell>
          <table:table-cell table:style-name="Таблица10.C2" office:value-type="string">
            <text:p text:style-name="P9"/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alibri" svg:font-family="Calibri"/>
    <style:font-face style:name="Courier New" svg:font-family="'Courier New'"/>
    <style:font-face style:name="Mangal1" svg:font-family="Mangal"/>
    <style:font-face style:name="OpenSymbol" svg:font-family="OpenSymbol"/>
    <style:font-face style:name="Tahoma" svg:font-family="Tahoma"/>
    <style:font-face style:name="Times New Roman1" svg:font-family="'Times New Roman'"/>
    <style:font-face style:name="Garamond" svg:font-family="Garamond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style:page-number="auto" fo:background-color="transparent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left="0cm" fo:margin-right="0cm" fo:margin-top="0cm" fo:margin-bottom="0cm" loext:contextual-spacing="false" fo:text-align="justify" style:justify-single-word="false" fo:text-indent="1.499cm" style:auto-text-indent="false" style:page-number="auto" fo:background-color="transparent"/>
      <style:text-properties fo:font-size="13pt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" fo:font-family="'Times New Roman'" style:font-style-name="Обычный" style:font-family-generic="roman" style:font-pitch="variable" fo:font-size="13pt" fo:font-style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Текст_20_шапки" style:display-name="Текст шапки" style:family="paragraph" style:parent-style-name="Text_20_body">
      <style:text-properties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text-indent="1.501cm" style:auto-text-indent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.212cm" loext:contextual-spacing="false" fo:line-height="150%" fo:text-align="justify" style:justify-single-word="false" fo:keep-with-next="always"/>
      <style:text-properties style:font-size-complex="10pt"/>
    </style:style>
    <style:style style:name="Маркированный_20_список" style:display-name="Маркированный список" style:family="paragraph" style:parent-style-name="List" style:list-style-name="WW8Num5">
      <style:paragraph-properties fo:margin-left="0.499cm" fo:margin-right="0.635cm" fo:margin-top="0cm" fo:margin-bottom="0cm" loext:contextual-spacing="false" fo:text-align="justify" style:justify-single-word="false" fo:text-indent="-0.499cm" style:auto-text-indent="false"/>
      <style:text-properties style:font-name="Garamond" fo:font-family="Garamond" style:font-family-generic="roman" style:font-pitch="variabl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Calibri" fo:font-family="Calibri" fo:font-size="11pt" fo:language="ru" fo:country="RU" style:font-name-asian="Times New Roman3" style:font-family-asian="'Times New Roman'" style:font-family-generic-asian="system" style:font-pitch-asian="variable" style:font-size-asian="11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/>
    </style:style>
    <style:style style:name="ConsPlusNormal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imes New Roman1" fo:font-family="'Times New Roman'" fo:font-size="11pt" fo:font-style="normal" style:text-underline-style="none" fo:font-weight="normal" style:font-name-asian="Times New Roman3" style:font-family-asian="'Times New Roman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Nonformat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Courier New" fo:font-family="'Courier New'" fo:font-size="10pt" fo:font-style="normal" style:text-underline-style="none" fo:font-weight="normal" style:font-name-asian="Times New Roman3" style:font-family-asian="'Times New Roman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Title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imes New Roman1" fo:font-family="'Times New Roman'" fo:font-size="11pt" fo:font-style="normal" style:text-underline-style="none" fo:font-weight="bold" style:font-name-asian="Times New Roman3" style:font-family-asian="'Times New Roman'" style:font-family-generic-asian="system" style:font-pitch-asian="variable" style:font-size-asian="11pt" style:font-style-asian="normal" style:font-weight-asian="bold" style:font-name-complex="Courier New1" style:font-family-complex="'Courier New'" style:font-family-generic-complex="system" style:font-pitch-complex="variable" style:font-size-complex="12pt"/>
    </style:style>
    <style:style style:name="ConsPlusCell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Courier New" fo:font-family="'Courier New'" fo:font-size="10pt" fo:font-style="normal" style:text-underline-style="none" fo:font-weight="normal" style:font-name-asian="Times New Roman3" style:font-family-asian="'Times New Roman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DocList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Courier New" fo:font-family="'Courier New'" fo:font-size="10pt" fo:font-style="normal" style:text-underline-style="none" fo:font-weight="normal" style:font-name-asian="Times New Roman3" style:font-family-asian="'Times New Roman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TitlePage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ahoma" fo:font-family="Tahoma" fo:font-size="11pt" fo:font-style="normal" style:text-underline-style="none" fo:font-weight="normal" style:font-name-asian="Times New Roman3" style:font-family-asian="'Times New Roman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ConsPlusJurTerm" style:family="paragraph" style:default-outline-level="">
      <style:paragraph-properties fo:text-align="start" style:justify-single-word="false" fo:orphans="2" fo:widows="2" style:writing-mode="lr-tb"/>
      <style:text-properties style:text-line-through-style="none" style:text-line-through-type="none" style:font-name="Tahoma" fo:font-family="Tahoma" fo:font-size="11pt" fo:font-style="normal" style:text-underline-style="none" fo:font-weight="normal" style:font-name-asian="Times New Roman3" style:font-family-asian="'Times New Roman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2pt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tyle="normal" fo:font-weight="bold" style:font-style-asian="normal" style:font-weight-asian="bold"/>
    </style:style>
    <style:style style:name="WW8Num5z0" style:family="text">
      <style:text-properties style:font-name="Times New Roman2" fo:font-family="'Times New Roman'" style:font-family-generic="roman" style:font-pitch="variable" style:font-name-asian="Times New Roman2" style:font-family-asian="'Times New Roman'" style:font-family-generic-asian="roman" style:font-pitch-asian="variable" style:font-name-complex="Times New Roman2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style:font-name="Symbol" fo:font-family="Symbol" style:font-family-generic="roman" style:font-pitch="variable" style:font-charset="x-symbol"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ru" fo:country="RU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1cm" fo:margin-left="2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  <style:master-page style:name="Преобразование_20_1" style:display-name="Преобразование 1" style:page-layout-name="Mpm3"/>
    <style:master-page style:name="Преобразование_20_2" style:display-name="Преобразование 2" style:page-layout-name="Mpm2"/>
    <style:master-page style:name="First_20_Page" style:display-name="First Page" style:page-layout-name="Mpm4" style:next-style-name="Standard"/>
    <style:master-page style:name="Первая_20_страница_20_РД" style:display-name="Первая страница РД" style:page-layout-name="Mpm5" style:next-style-name="Standard">
      <style:header>
        <text:p text:style-name="Header"><draw:frame draw:style-name="Mfr1" draw:name="Изображение1" text:anchor-type="paragraph" svg:y="-1.595cm" svg:width="18.247cm" svg:height="2.251cm" draw:z-index="0"><draw:image xlink:href="Pictures/10000000000008CF0000012514BC2736F354E781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Afanasyev</meta:initial-creator>
    <meta:creation-date>2015-12-04T18:58:00</meta:creation-date>
    <meta:generator>LibreOffice/5.2.2.2$Windows_x86 LibreOffice_project/8f96e87c890bf8fa77463cd4b640a2312823f3ad</meta:generator>
    <meta:editing-cycles>76</meta:editing-cycles>
    <meta:editing-duration>PT18H59M29S</meta:editing-duration>
    <dc:date>2017-04-17T16:15:18.021000000</dc:date>
    <dc:title>Федеральный закон от 07.08.2001 N 115-ФЗ(ред. от 28.12.2013)"О противодействии легализации (отмыванию) доходов, полученных преступным путем, и финансированию терроризма"</dc:title>
    <meta:document-statistic meta:table-count="10" meta:image-count="1" meta:object-count="0" meta:page-count="6" meta:paragraph-count="172" meta:word-count="1119" meta:character-count="8408" meta:non-whitespace-character-count="7459"/>
    <meta:user-defined meta:name="Company">КонсультантПлюс Версия 4015.00.02</meta:user-defined>
  </office:meta>
</office:document-meta>
</file>